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5-06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12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5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93469473684" calcext:value-type="float">
            <text:p>11.699346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85889032258" calcext:value-type="float">
            <text:p>11.3485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2552" calcext:value-type="float">
            <text:p>10.9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6787096774" calcext:value-type="float">
            <text:p>10.862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15912" calcext:value-type="float">
            <text:p>10.85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2753548387" calcext:value-type="float">
            <text:p>11.015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98787096774" calcext:value-type="float">
            <text:p>11.31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2808" calcext:value-type="float">
            <text:p>11.2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9744516129" calcext:value-type="float">
            <text:p>11.876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6456" calcext:value-type="float">
            <text:p>11.7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9813333333" calcext:value-type="float">
            <text:p>12.3389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13169032258" calcext:value-type="float">
            <text:p>12.6013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2132" calcext:value-type="float">
            <text:p>12.14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355" calcext:value-type="float">
            <text:p>10.46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2363870968" calcext:value-type="float">
            <text:p>10.3962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4882857143" calcext:value-type="float">
            <text:p>10.6014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37721290323" calcext:value-type="float">
            <text:p>10.663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9265" calcext:value-type="float">
            <text:p>10.8419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9736" calcext:value-type="float">
            <text:p>11.16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3548387097" calcext:value-type="float">
            <text:p>11.614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2332903226" calcext:value-type="float">
            <text:p>11.674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68815483871" calcext:value-type="float">
            <text:p>12.116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2947096774" calcext:value-type="float">
            <text:p>11.981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3009032258" calcext:value-type="float">
            <text:p>11.711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0918709677" calcext:value-type="float">
            <text:p>11.108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0967483871" calcext:value-type="float">
            <text:p>10.3709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77171612903" calcext:value-type="float">
            <text:p>10.2977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5565714286" calcext:value-type="float">
            <text:p>10.2225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92606153846" calcext:value-type="float">
            <text:p>10.3792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2414" calcext:value-type="float">
            <text:p>10.93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41712" calcext:value-type="float">
            <text:p>11.17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436" calcext:value-type="float">
            <text:p>11.1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70025" calcext:value-type="float">
            <text:p>11.698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99530322581" calcext:value-type="float">
            <text:p>11.889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1824" calcext:value-type="float">
            <text:p>11.2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0341" calcext:value-type="float">
            <text:p>11.110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3192" calcext:value-type="float">
            <text:p>10.83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3313548387" calcext:value-type="float">
            <text:p>10.320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861257142857" calcext:value-type="float">
            <text:p>9.9086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21212903226" calcext:value-type="float">
            <text:p>9.993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1645" calcext:value-type="float">
            <text:p>10.079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90301935484" calcext:value-type="float">
            <text:p>10.209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2482580645" calcext:value-type="float">
            <text:p>10.5772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7848" calcext:value-type="float">
            <text:p>11.4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5705" calcext:value-type="float">
            <text:p>11.803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62461935484" calcext:value-type="float">
            <text:p>11.556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70624516129" calcext:value-type="float">
            <text:p>11.057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17875" calcext:value-type="float">
            <text:p>10.1931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4776" calcext:value-type="float">
            <text:p>10.12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17832258065" calcext:value-type="float">
            <text:p>9.7841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588303448276" calcext:value-type="float">
            <text:p>9.7058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40114285714" calcext:value-type="float">
            <text:p>9.9224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87015" calcext:value-type="float">
            <text:p>11.708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72344" calcext:value-type="float">
            <text:p>11.19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979" calcext:value-type="float">
            <text:p>10.499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44576" calcext:value-type="float">
            <text:p>10.2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477175" calcext:value-type="float">
            <text:p>9.9847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526285714286" calcext:value-type="float">
            <text:p>9.9952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27225" calcext:value-type="float">
            <text:p>10.179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4916129032" calcext:value-type="float">
            <text:p>10.28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5476129032" calcext:value-type="float">
            <text:p>10.735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672525" calcext:value-type="float">
            <text:p>11.136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5416" calcext:value-type="float">
            <text:p>11.52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881925" calcext:value-type="float">
            <text:p>11.888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5027096774" calcext:value-type="float">
            <text:p>12.121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3863225807" calcext:value-type="float">
            <text:p>11.4483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8136774194" calcext:value-type="float">
            <text:p>10.725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5747096774" calcext:value-type="float">
            <text:p>10.411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6565" calcext:value-type="float">
            <text:p>10.2056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1677142857" calcext:value-type="float">
            <text:p>10.2681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1089032258" calcext:value-type="float">
            <text:p>10.556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0855" calcext:value-type="float">
            <text:p>10.65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5128" calcext:value-type="float">
            <text:p>11.06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8637419355" calcext:value-type="float">
            <text:p>11.273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193" calcext:value-type="float">
            <text:p>11.450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0067096774" calcext:value-type="float">
            <text:p>11.582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45744516129" calcext:value-type="float">
            <text:p>11.724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9684" calcext:value-type="float">
            <text:p>11.48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537971428571" calcext:value-type="float">
            <text:p>8.5353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34580645161" calcext:value-type="float">
            <text:p>8.801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84877419355" calcext:value-type="float">
            <text:p>8.941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476" calcext:value-type="float">
            <text:p>9.26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61522580645" calcext:value-type="float">
            <text:p>9.629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016" calcext:value-type="float">
            <text:p>9.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3922580645" calcext:value-type="float">
            <text:p>10.205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78557419355" calcext:value-type="float">
            <text:p>10.447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03303225806" calcext:value-type="float">
            <text:p>9.8630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27845161291" calcext:value-type="float">
            <text:p>9.356278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9952" calcext:value-type="float">
            <text:p>9.00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60015483871" calcext:value-type="float">
            <text:p>8.886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97462068966" calcext:value-type="float">
            <text:p>8.84897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27948387097" calcext:value-type="float">
            <text:p>9.057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882348387097" calcext:value-type="float">
            <text:p>9.218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21528" calcext:value-type="float">
            <text:p>9.4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06374193548" calcext:value-type="float">
            <text:p>9.8260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9208" calcext:value-type="float">
            <text:p>10.13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6115" calcext:value-type="float">
            <text:p>10.607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14707692308" calcext:value-type="float">
            <text:p>9.50014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03296" calcext:value-type="float">
            <text:p>9.1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670116129032" calcext:value-type="float">
            <text:p>9.0267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65131034483" calcext:value-type="float">
            <text:p>8.7846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31733333333" calcext:value-type="float">
            <text:p>8.8043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443388235294" calcext:value-type="float">
            <text:p>9.074433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9448" calcext:value-type="float">
            <text:p>9.31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786981818182" calcext:value-type="float">
            <text:p>9.48786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9335384615" calcext:value-type="float">
            <text:p>10.48793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9739354839" calcext:value-type="float">
            <text:p>10.311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659019354839" calcext:value-type="float">
            <text:p>9.736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537625806452" calcext:value-type="float">
            <text:p>9.3153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5504" calcext:value-type="float">
            <text:p>8.8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582" calcext:value-type="float">
            <text:p>8.4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338" calcext:value-type="float">
            <text:p>8.41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76984615385" calcext:value-type="float">
            <text:p>8.56276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76180645161" calcext:value-type="float">
            <text:p>8.700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37008" calcext:value-type="float">
            <text:p>8.8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88825806452" calcext:value-type="float">
            <text:p>9.2208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0224" calcext:value-type="float">
            <text:p>9.37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89457142857" calcext:value-type="float">
            <text:p>9.8788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9406451613" calcext:value-type="float">
            <text:p>10.143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8592" calcext:value-type="float">
            <text:p>9.18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631129411765" calcext:value-type="float">
            <text:p>8.676311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41136842105" calcext:value-type="float">
            <text:p>8.264411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2215" calcext:value-type="float">
            <text:p>7.868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17969230769" calcext:value-type="float">
            <text:p>7.76817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51136" calcext:value-type="float">
            <text:p>8.6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11575" calcext:value-type="float">
            <text:p>8.546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508" calcext:value-type="float">
            <text:p>8.00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91575" calcext:value-type="float">
            <text:p>7.7079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884266666667" calcext:value-type="float">
            <text:p>7.58884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36541935484" calcext:value-type="float">
            <text:p>7.692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406" calcext:value-type="float">
            <text:p>7.82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48722580645" calcext:value-type="float">
            <text:p>8.224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37006451613" calcext:value-type="float">
            <text:p>8.442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68228571429" calcext:value-type="float">
            <text:p>8.7246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86" calcext:value-type="float">
            <text:p>8.0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772" calcext:value-type="float">
            <text:p>7.3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05142857143" calcext:value-type="float">
            <text:p>7.3420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04275" calcext:value-type="float">
            <text:p>7.5810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98666666667" calcext:value-type="float">
            <text:p>7.72498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49384615385" calcext:value-type="float">
            <text:p>7.87849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18374193549" calcext:value-type="float">
            <text:p>8.11918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7145" calcext:value-type="float">
            <text:p>8.383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1784" calcext:value-type="float">
            <text:p>7.32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45290322581" calcext:value-type="float">
            <text:p>6.831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68775" calcext:value-type="float">
            <text:p>6.645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658971428572" calcext:value-type="float">
            <text:p>6.78658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71148387097" calcext:value-type="float">
            <text:p>6.798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98322580645" calcext:value-type="float">
            <text:p>6.858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96129032258" calcext:value-type="float">
            <text:p>7.211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15380645161" calcext:value-type="float">
            <text:p>7.265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96387096774" calcext:value-type="float">
            <text:p>7.416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94786206897" calcext:value-type="float">
            <text:p>7.30794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924" calcext:value-type="float">
            <text:p>7.90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0216" calcext:value-type="float">
            <text:p>7.5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57963636364" calcext:value-type="float">
            <text:p>7.1545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54658064516" calcext:value-type="float">
            <text:p>6.843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91225" calcext:value-type="float">
            <text:p>6.536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38571428571" calcext:value-type="float">
            <text:p>6.6783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231" calcext:value-type="float">
            <text:p>6.801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33935483871" calcext:value-type="float">
            <text:p>6.955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71561290323" calcext:value-type="float">
            <text:p>7.1267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2028" calcext:value-type="float">
            <text:p>7.0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5888" calcext:value-type="float">
            <text:p>7.2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46" calcext:value-type="float">
            <text:p>7.8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435" calcext:value-type="float">
            <text:p>6.90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312735483871" calcext:value-type="float">
            <text:p>6.7831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54683870968" calcext:value-type="float">
            <text:p>6.2925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346857142857" calcext:value-type="float">
            <text:p>6.3434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88206451613" calcext:value-type="float">
            <text:p>6.442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9195" calcext:value-type="float">
            <text:p>6.594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19677419355" calcext:value-type="float">
            <text:p>6.7731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282348387097" calcext:value-type="float">
            <text:p>6.932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2912" calcext:value-type="float">
            <text:p>7.18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07963636364" calcext:value-type="float">
            <text:p>7.8530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69212903226" calcext:value-type="float">
            <text:p>6.9756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9904" calcext:value-type="float">
            <text:p>6.57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966981818182" calcext:value-type="float">
            <text:p>6.10966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92168421053" calcext:value-type="float">
            <text:p>6.05092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04" meta:object-count="0"/>
    <meta:user-defined meta:name="AppVersion">3.0</meta:user-defined>
  </office:meta>
</office:document-meta>
</file>